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table:align="margins"/>
    </style:style>
    <style:style style:name="Table1.A" style:family="table-column">
      <style:table-column-properties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table:align="margins"/>
    </style:style>
    <style:style style:name="Table2.A" style:family="table-column">
      <style:table-column-properties style:rel-column-width="32767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table:align="margins"/>
    </style:style>
    <style:style style:name="Table3.A" style:family="table-column">
      <style:table-column-properties style:rel-column-width="21845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table:align="margins"/>
    </style:style>
    <style:style style:name="Table4.A" style:family="table-column">
      <style:table-column-properties style:rel-column-width="21845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C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C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table:align="margins"/>
    </style:style>
    <style:style style:name="Table5.A" style:family="table-column">
      <style:table-column-properties style:rel-column-width="21845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C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C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table:align="margins"/>
    </style:style>
    <style:style style:name="Table6.A" style:family="table-column">
      <style:table-column-properties style:rel-column-width="21845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table:align="margins"/>
    </style:style>
    <style:style style:name="Table7.A" style:family="table-column">
      <style:table-column-properties style:rel-column-width="21845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C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C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table:align="margins"/>
    </style:style>
    <style:style style:name="Table8.A" style:family="table-column">
      <style:table-column-properties style:rel-column-width="21845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C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C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table:align="margins"/>
    </style:style>
    <style:style style:name="Table9.A" style:family="table-column">
      <style:table-column-properties style:rel-column-width="21845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C1" style:family="table-cell">
      <style:table-cell-properties fo:padding="0.097cm" fo:border="0.5pt solid #000000"/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C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table:align="margins"/>
    </style:style>
    <style:style style:name="Table10.A" style:family="table-column">
      <style:table-column-properties style:rel-column-width="32767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B1" style:family="table-cell">
      <style:table-cell-properties fo:padding="0.097cm" fo:border="0.5pt solid #000000"/>
    </style:style>
    <style:style style:name="Table10.A2" style:family="table-cell">
      <style:table-cell-properties fo:padding="0.097cm" fo:border-left="0.5pt solid #000000" fo:border-right="none" fo:border-top="none" fo:border-bottom="0.5pt solid #000000"/>
    </style:style>
    <style:style style:name="Table10.B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table:align="margins"/>
    </style:style>
    <style:style style:name="Table11.A" style:family="table-column">
      <style:table-column-properties style:rel-column-width="32767*"/>
    </style:style>
    <style:style style:name="Table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1.B1" style:family="table-cell">
      <style:table-cell-properties fo:padding="0.097cm" fo:border="0.5pt solid #000000"/>
    </style:style>
    <style:style style:name="Table11.A2" style:family="table-cell">
      <style:table-cell-properties fo:padding="0.097cm" fo:border-left="0.5pt solid #000000" fo:border-right="none" fo:border-top="none" fo:border-bottom="0.5pt solid #000000"/>
    </style:style>
    <style:style style:name="Table1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2" style:family="table">
      <style:table-properties table:align="margins"/>
    </style:style>
    <style:style style:name="Table12.A" style:family="table-column">
      <style:table-column-properties style:rel-column-width="32767*"/>
    </style:style>
    <style:style style:name="Table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12.B1" style:family="table-cell">
      <style:table-cell-properties fo:padding="0.097cm" fo:border="0.5pt solid #000000"/>
    </style:style>
    <style:style style:name="Table12.A2" style:family="table-cell">
      <style:table-cell-properties fo:padding="0.097cm" fo:border-left="0.5pt solid #000000" fo:border-right="none" fo:border-top="none" fo:border-bottom="0.5pt solid #000000"/>
    </style:style>
    <style:style style:name="Table12.B2" style:family="table-cell">
      <style:table-cell-properties fo:padding="0.097cm" fo:border-left="0.5pt solid #000000" fo:border-right="0.5pt solid #000000" fo:border-top="none" fo:border-bottom="0.5pt solid #000000"/>
    </style:style>
    <style:style style:name="Table13" style:family="table">
      <style:table-properties table:align="margins"/>
    </style:style>
    <style:style style:name="Table13.A" style:family="table-column">
      <style:table-column-properties style:rel-column-width="21845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13.C1" style:family="table-cell">
      <style:table-cell-properties fo:padding="0.097cm" fo:border="0.5pt solid #000000"/>
    </style:style>
    <style:style style:name="Table13.A2" style:family="table-cell">
      <style:table-cell-properties fo:padding="0.097cm" fo:border-left="0.5pt solid #000000" fo:border-right="none" fo:border-top="none" fo:border-bottom="0.5pt solid #000000"/>
    </style:style>
    <style:style style:name="Table13.C2" style:family="table-cell">
      <style:table-cell-properties fo:padding="0.097cm" fo:border-left="0.5pt solid #000000" fo:border-right="0.5pt solid #000000" fo:border-top="none" fo:border-bottom="0.5pt solid #000000"/>
    </style:style>
    <style:style style:name="Table14" style:family="table">
      <style:table-properties table:align="margins"/>
    </style:style>
    <style:style style:name="Table14.A" style:family="table-column">
      <style:table-column-properties style:rel-column-width="21845*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C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list-style-name="L1"/>
    <style:style style:name="P2" style:family="paragraph" style:parent-style-name="Table_20_Heading">
      <style:paragraph-properties fo:text-align="left" style:justify-single-word="false"/>
    </style:style>
    <style:style style:name="P3" style:family="paragraph" style:parent-style-name="Table_20_Contents">
      <style:paragraph-properties fo:text-align="left" style:justify-single-word="false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Preformatted_20_Text">
      <style:paragraph-properties fo:margin-top="0cm" fo:margin-bottom="0.499cm" style:contextual-spacing="false"/>
    </style:style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T1" style:family="text">
      <style:text-properties style:font-name="Liberation Mono"/>
    </style:style>
    <style:style style:name="T2" style:family="text">
      <style:text-properties fo:font-weight="bold"/>
    </style:style>
    <style:style style:name="T3" style:family="text">
      <style:text-properties style:font-name="Liberation Mono"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A — Dashboard Mejorado CRM</text:h>
      <text:p text:style-name="Text_20_body">Fecha: 11/05/2026 Estado: PENDIENTE DE DESARROLLO Sprint: 2</text:p>
      <text:p text:style-name="Horizontal_20_Line"/>
      <text:h text:style-name="Heading_20_2" text:outline-level="2">1. Descripción general</text:h>
      <text:p text:style-name="Text_20_body">El dashboard actual (<text:span text:style-name="T1">DashboardComponent</text:span>) es una pantalla de bienvenida básica que únicamente muestra el nombre, username y rol del usuario autenticado, junto con un mensaje de acceso restringido para usuarios REGULAR. No expone ninguna métrica operativa ni facilita navegación hacia los módulos del sistema.</text:p>
      <text:p text:style-name="Text_20_body">El objetivo de este Sprint 2 es transformar el dashboard en el <text:span text:style-name="T2">hub central del CRM</text:span>, diferenciando la experiencia según el rol del usuario autenticado:</text:p>
      <text:list text:style-name="L1">
        <text:list-item>
          <text:p text:style-name="P1"><text:span text:style-name="T2">ADMIN:</text:span> visión global del negocio con métricas agregadas, acceso a los registros de auditoría más recientes y navegación completa a todos los módulos.</text:p>
        </text:list-item>
        <text:list-item>
          <text:p text:style-name="P1"><text:span text:style-name="T2">REGULAR:</text:span> visión personal de su cartera de trabajo, mostrando los clientes y contactos que tiene asignados, con acceso únicamente a los módulos habilitados para su rol.</text:p>
        </text:list-item>
      </text:list>
      <text:p text:style-name="Text_20_body">El rediseño debe ser coherente con el stack existente (Angular 21 standalone + Spring Boot 3.4.5 + JWT), reutilizando los mecanismos de autenticación y autorización ya implementados.</text:p>
      <text:p text:style-name="Horizontal_20_Line"/>
      <text:h text:style-name="Heading_20_2" text:outline-level="2">2. Historias de usuario</text:h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2">ID</text:p>
            </table:table-cell>
            <table:table-cell table:style-name="Table1.A1" office:value-type="string">
              <text:p text:style-name="P2">Rol</text:p>
            </table:table-cell>
            <table:table-cell table:style-name="Table1.C1" office:value-type="string">
              <text:p text:style-name="P2">Historia</text:p>
            </table:table-cell>
          </table:table-row>
        </table:table-header-rows>
        <table:table-row>
          <table:table-cell table:style-name="Table1.A2" office:value-type="string">
            <text:p text:style-name="P3">HU-D01</text:p>
          </table:table-cell>
          <table:table-cell table:style-name="Table1.A2" office:value-type="string">
            <text:p text:style-name="P3">ADMIN</text:p>
          </table:table-cell>
          <table:table-cell table:style-name="Table1.C2" office:value-type="string">
            <text:p text:style-name="P3">Como administrador quiero ver en el dashboard el total de clientes activos del sistema para tener una visión rápida del estado de la cartera.</text:p>
          </table:table-cell>
        </table:table-row>
        <table:table-row>
          <table:table-cell table:style-name="Table1.A2" office:value-type="string">
            <text:p text:style-name="P3">HU-D02</text:p>
          </table:table-cell>
          <table:table-cell table:style-name="Table1.A2" office:value-type="string">
            <text:p text:style-name="P3">ADMIN</text:p>
          </table:table-cell>
          <table:table-cell table:style-name="Table1.C2" office:value-type="string">
            <text:p text:style-name="P3">Como administrador quiero ver el total de contactos registrados para evaluar el alcance de las relaciones comerciales.</text:p>
          </table:table-cell>
        </table:table-row>
        <table:table-row>
          <table:table-cell table:style-name="Table1.A2" office:value-type="string">
            <text:p text:style-name="P3">HU-D03</text:p>
          </table:table-cell>
          <table:table-cell table:style-name="Table1.A2" office:value-type="string">
            <text:p text:style-name="P3">ADMIN</text:p>
          </table:table-cell>
          <table:table-cell table:style-name="Table1.C2" office:value-type="string">
            <text:p text:style-name="P3">Como administrador quiero ver los últimos 5 registros de auditoría para monitorear la actividad reciente del sistema sin entrar al módulo completo.</text:p>
          </table:table-cell>
        </table:table-row>
        <table:table-row>
          <table:table-cell table:style-name="Table1.A2" office:value-type="string">
            <text:p text:style-name="P3">HU-D04</text:p>
          </table:table-cell>
          <table:table-cell table:style-name="Table1.A2" office:value-type="string">
            <text:p text:style-name="P3">ADMIN</text:p>
          </table:table-cell>
          <table:table-cell table:style-name="Table1.C2" office:value-type="string">
            <text:p text:style-name="P3">Como administrador quiero accesos directos a todos los módulos (Usuarios, Clientes, Contactos, Auditoría) desde el dashboard para navegar eficientemente.</text:p>
          </table:table-cell>
        </table:table-row>
        <table:table-row>
          <table:table-cell table:style-name="Table1.A2" office:value-type="string">
            <text:p text:style-name="P3">HU-D05</text:p>
          </table:table-cell>
          <table:table-cell table:style-name="Table1.A2" office:value-type="string">
            <text:p text:style-name="P3">REGULAR</text:p>
          </table:table-cell>
          <table:table-cell table:style-name="Table1.C2" office:value-type="string">
            <text:p text:style-name="P3">Como usuario regular quiero ver cuántos clientes tengo asignados para conocer mi carga de trabajo actual.</text:p>
          </table:table-cell>
        </table:table-row>
        <table:table-row>
          <table:table-cell table:style-name="Table1.A2" office:value-type="string">
            <text:p text:style-name="P3">HU-D06</text:p>
          </table:table-cell>
          <table:table-cell table:style-name="Table1.A2" office:value-type="string">
            <text:p text:style-name="P3">REGULAR</text:p>
          </table:table-cell>
          <table:table-cell table:style-name="Table1.C2" office:value-type="string">
            <text:p text:style-name="P3">Como usuario regular quiero ver mis contactos más recientes para retomar conversaciones sin buscar en el módulo completo.</text:p>
          </table:table-cell>
        </table:table-row>
        <table:table-row>
          <table:table-cell table:style-name="Table1.A2" office:value-type="string">
            <text:p text:style-name="P3">HU-D07</text:p>
          </table:table-cell>
          <table:table-cell table:style-name="Table1.A2" office:value-type="string">
            <text:p text:style-name="P3">REGULAR</text:p>
          </table:table-cell>
          <table:table-cell table:style-name="Table1.C2" office:value-type="string">
            <text:p text:style-name="P3">Como usuario regular quiero accesos directos a los módulos que tengo permitidos (Clientes, Contactos) para navegar rápidamente.</text:p>
          </table:table-cell>
        </table:table-row>
        <table:table-row>
          <table:table-cell table:style-name="Table1.A2" office:value-type="string">
            <text:p text:style-name="P3">HU-D08</text:p>
          </table:table-cell>
          <table:table-cell table:style-name="Table1.A2" office:value-type="string">
            <text:p text:style-name="P3">Ambos</text:p>
          </table:table-cell>
          <table:table-cell table:style-name="Table1.C2" office:value-type="string">
            <text:p text:style-name="P3">Como usuario autenticado quiero que el dashboard se cargue en menos de 2 segundos para no perder tiempo al iniciar mi jornada.</text:p>
          </table:table-cell>
        </table:table-row>
        <table:table-row>
          <table:table-cell table:style-name="Table1.A2" office:value-type="string">
            <text:p text:style-name="P3">HU-D09</text:p>
          </table:table-cell>
          <table:table-cell table:style-name="Table1.A2" office:value-type="string">
            <text:p text:style-name="P3">Ambos</text:p>
          </table:table-cell>
          <table:table-cell table:style-name="Table1.C2" office:value-type="string">
            <text:p text:style-name="P3">Como usuario autenticado quiero ver mi nombre, rol y la fecha/hora actual en el dashboard para confirmar que mi sesión es correcta.</text:p>
          </table:table-cell>
        </table:table-row>
      </table:table>
      <text:p text:style-name="Text_20_body"/>
      <text:p text:style-name="Horizontal_20_Line"/>
      <text:h text:style-name="Heading_20_2" text:outline-level="2">3. Criterios de aceptación</text:h>
      <text:h text:style-name="Heading_20_3" text:outline-level="3">HU-D01 — Total de clientes activos (ADMIN)</text:h>
      <text:list text:style-name="L2">
        <text:list-item>
          <text:p text:style-name="P4">La tarjeta muestra un número entero correspondiente al <text:span text:style-name="T1">COUNT</text:span> de registros en <text:span text:style-name="T1">dbo.CRM_CLIENTES</text:span> con estado activo.</text:p>
        </text:list-item>
        <text:list-item>
          <text:p text:style-name="P4">Si no hay clientes, muestra <text:span text:style-name="T1">0</text:span>.</text:p>
        </text:list-item>
        <text:list-item>
          <text:p text:style-name="P4">El número se actualiza en cada carga del componente (no hay refresco automático en tiempo real en este sprint).</text:p>
        </text:list-item>
      </text:list>
      <text:h text:style-name="Heading_20_3" text:outline-level="3" text:is-list-header="true">HU-D02 — Total de contactos (ADMIN)</text:h>
      <text:list text:style-name="L3">
        <text:list-item>
          <text:p text:style-name="P5">La tarjeta muestra el <text:span text:style-name="T1">COUNT</text:span> total de <text:span text:style-name="T1">dbo.CRM_CONTACTOS</text:span>.</text:p>
        </text:list-item>
        <text:list-item>
          <text:p text:style-name="P5">Si no hay contactos, muestra <text:span text:style-name="T1">0</text:span>.</text:p>
        </text:list-item>
      </text:list>
      <text:h text:style-name="Heading_20_3" text:outline-level="3" text:is-list-header="true">HU-D03 — Últimos 5 registros de auditoría (ADMIN)</text:h>
      <text:list text:style-name="L4">
        <text:list-item>
          <text:p text:style-name="P6">Se muestra una tabla resumen con columnas: Fecha/Hora, Usuario, Acción, Módulo.</text:p>
        </text:list-item>
        <text:list-item>
          <text:p text:style-name="P6">Los registros provienen de <text:span text:style-name="T1">BRM_CONFIG.AUD_AUDITORIA</text:span>, ordenados por fecha descendente, limitados a 5 filas.</text:p>
        </text:list-item>
        <text:list-item>
          <text:p text:style-name="P6">Si no hay registros, la tabla muestra el mensaje "Sin actividad reciente".</text:p>
        </text:list-item>
        <text:list-item>
          <text:p text:style-name="P6">El enlace "Ver todo" navega a la ruta <text:span text:style-name="T1">/auditoria</text:span>.</text:p>
        </text:list-item>
      </text:list>
      <text:h text:style-name="Heading_20_3" text:outline-level="3" text:is-list-header="true">HU-D04 — Accesos rápidos ADMIN</text:h>
      <text:list text:style-name="L5">
        <text:list-item>
          <text:p text:style-name="P7">Se muestran tarjetas de acceso rápido para: Usuarios (<text:span text:style-name="T1">/usuarios</text:span>), Clientes (<text:span text:style-name="T1">/clientes</text:span>), Contactos (<text:span text:style-name="T1">/contactos</text:span>), Auditoría (<text:span text:style-name="T1">/auditoria</text:span>).</text:p>
        </text:list-item>
        <text:list-item>
          <text:p text:style-name="P7">Cada tarjeta incluye un ícono representativo, el nombre del módulo y una descripción breve de una línea.</text:p>
        </text:list-item>
      </text:list>
      <text:h text:style-name="Heading_20_3" text:outline-level="3" text:is-list-header="true">HU-D05 — Clientes asignados (REGULAR)</text:h>
      <text:list text:style-name="L6">
        <text:list-item>
          <text:p text:style-name="P8">La tarjeta muestra el <text:span text:style-name="T1">COUNT</text:span> de clientes en <text:span text:style-name="T1">dbo.CRM_CLIENTES</text:span> donde el campo <text:span text:style-name="T1">usuario_asignado</text:span> (o equivalente FK al usuario) coincide con el ID del usuario autenticado.</text:p>
        </text:list-item>
        <text:list-item>
          <text:p text:style-name="P8">Si no tiene clientes asignados, muestra <text:span text:style-name="T1">0</text:span>.</text:p>
        </text:list-item>
      </text:list>
      <text:h text:style-name="Heading_20_3" text:outline-level="3" text:is-list-header="true">HU-D06 — Contactos recientes (REGULAR)</text:h>
      <text:list text:style-name="L7">
        <text:list-item>
          <text:p text:style-name="P9">Se muestra una lista de los últimos 3 contactos asociados a los clientes del usuario, con: nombre del contacto, empresa/cliente, y fecha de creación.</text:p>
        </text:list-item>
        <text:list-item>
          <text:p text:style-name="P9">Si no hay contactos, muestra el mensaje "No tienes contactos recientes".</text:p>
        </text:list-item>
      </text:list>
      <text:h text:style-name="Heading_20_3" text:outline-level="3" text:is-list-header="true">HU-D07 — Accesos rápidos REGULAR</text:h>
      <text:list text:style-name="L8">
        <text:list-item>
          <text:p text:style-name="P10">Se muestran únicamente las tarjetas de módulos habilitados: Clientes (<text:span text:style-name="T1">/clientes</text:span>) y Contactos (<text:span text:style-name="T1">/contactos</text:span>).</text:p>
        </text:list-item>
        <text:list-item>
          <text:p text:style-name="P10">No se muestra ni el módulo de Usuarios ni el de Auditoría.</text:p>
        </text:list-item>
      </text:list>
      <text:h text:style-name="Heading_20_3" text:outline-level="3" text:is-list-header="true">HU-D08 — Rendimiento</text:h>
      <text:list text:style-name="L9">
        <text:list-item>
          <text:p text:style-name="P11">El endpoint <text:span text:style-name="T1">/api/dashboard/resumen</text:span> responde en menos de 500 ms bajo carga normal (1 usuario concurrente en entorno de desarrollo).</text:p>
        </text:list-item>
        <text:list-item>
          <text:p text:style-name="P11">El componente Angular muestra un spinner de carga mientras espera la respuesta del backend.</text:p>
        </text:list-item>
      </text:list>
      <text:h text:style-name="Heading_20_3" text:outline-level="3" text:is-list-header="true">HU-D09 — Cabecera de sesión</text:h>
      <text:list text:style-name="L10">
        <text:list-item>
          <text:p text:style-name="P12">Se muestra: nombre completo del usuario, badge con el rol (<text:span text:style-name="T1">ADMIN</text:span> en azul / <text:span text:style-name="T1">REGULAR</text:span> en verde), y la fecha y hora actuales en formato <text:span text:style-name="T1">dd/MM/yyyy HH:mm</text:span>.</text:p>
        </text:list-item>
      </text:list>
      <text:p text:style-name="Horizontal_20_Line"/>
      <text:h text:style-name="Heading_20_2" text:outline-level="2">4. Reglas de negocio</text:h>
      <table:table table:name="Table2" table:style-name="Table2">
        <table:table-column table:style-name="Table2.A" table:number-columns-repeated="2"/>
        <table:table-header-rows>
          <table:table-row>
            <table:table-cell table:style-name="Table2.A1" office:value-type="string">
              <text:p text:style-name="P2">ID</text:p>
            </table:table-cell>
            <table:table-cell table:style-name="Table2.B1" office:value-type="string">
              <text:p text:style-name="P2">Regla</text:p>
            </table:table-cell>
          </table:table-row>
        </table:table-header-rows>
        <table:table-row>
          <table:table-cell table:style-name="Table2.A2" office:value-type="string">
            <text:p text:style-name="P3">RN-D01</text:p>
          </table:table-cell>
          <table:table-cell table:style-name="Table2.B2" office:value-type="string">
            <text:p text:style-name="Table_20_Contents">El endpoint <text:span text:style-name="T1">/api/dashboard/resumen</text:span> extrae el rol del JWT para decidir qué datos devolver; nunca confía en parámetros del cliente.</text:p>
          </table:table-cell>
        </table:table-row>
        <table:table-row>
          <table:table-cell table:style-name="Table2.A2" office:value-type="string">
            <text:p text:style-name="P3">RN-D02</text:p>
          </table:table-cell>
          <table:table-cell table:style-name="Table2.B2" office:value-type="string">
            <text:p text:style-name="P3">Un usuario REGULAR solo puede ver métricas de los recursos que le pertenecen (clientes asignados, sus contactos); nunca datos agregados globales.</text:p>
          </table:table-cell>
        </table:table-row>
        <table:table-row>
          <table:table-cell table:style-name="Table2.A2" office:value-type="string">
            <text:p text:style-name="P3">RN-D03</text:p>
          </table:table-cell>
          <table:table-cell table:style-name="Table2.B2" office:value-type="string">
            <text:p text:style-name="Table_20_Contents">Los accesos rápidos en el frontend se renderizan condicionalmente con <text:span text:style-name="T1">*ngIf</text:span> basado en el rol almacenado en <text:span text:style-name="T1">SesionUsuario</text:span>; esta es una restricción de UX. La restricción real de seguridad está en el backend.</text:p>
          </table:table-cell>
        </table:table-row>
        <table:table-row>
          <table:table-cell table:style-name="Table2.A2" office:value-type="string">
            <text:p text:style-name="P3">RN-D04</text:p>
          </table:table-cell>
          <table:table-cell table:style-name="Table2.B2" office:value-type="string">
            <text:p text:style-name="Table_20_Contents">Si el token JWT ha expirado cuando el dashboard intenta cargar las métricas, el interceptor redirige al login (comportamiento heredado del <text:span text:style-name="T1">AuthInterceptor</text:span> existente).</text:p>
          </table:table-cell>
        </table:table-row>
        <table:table-row>
          <table:table-cell table:style-name="Table2.A2" office:value-type="string">
            <text:p text:style-name="P3">RN-D05</text:p>
          </table:table-cell>
          <table:table-cell table:style-name="Table2.B2" office:value-type="string">
            <text:p text:style-name="P3">Los números de las tarjetas de métricas son de solo lectura; no son enlaces ni abren modales.</text:p>
          </table:table-cell>
        </table:table-row>
        <table:table-row>
          <table:table-cell table:style-name="Table2.A2" office:value-type="string">
            <text:p text:style-name="P3">RN-D06</text:p>
          </table:table-cell>
          <table:table-cell table:style-name="Table2.B2" office:value-type="string">
            <text:p text:style-name="Table_20_Contents">La tabla de auditoría en el dashboard es un resumen de solo lectura; el detalle y la exportación permanecen en el módulo <text:span text:style-name="T1">/auditoria</text:span>.</text:p>
          </table:table-cell>
        </table:table-row>
        <table:table-row>
          <table:table-cell table:style-name="Table2.A2" office:value-type="string">
            <text:p text:style-name="P3">RN-D07</text:p>
          </table:table-cell>
          <table:table-cell table:style-name="Table2.B2" office:value-type="string">
            <text:p text:style-name="Table_20_Contents">Un cliente se considera "activo" cuando su campo de estado en <text:span text:style-name="T1">dbo.CRM_CLIENTES</text:span> tiene el valor definido como activo (a confirmar con el diseño del módulo Clientes en el mismo Sprint 2).</text:p>
          </table:table-cell>
        </table:table-row>
        <table:table-row>
          <table:table-cell table:style-name="Table2.A2" office:value-type="string">
            <text:p text:style-name="P3">RN-D08</text:p>
          </table:table-cell>
          <table:table-cell table:style-name="Table2.B2" office:value-type="string">
            <text:p text:style-name="P3">El dashboard no realiza ninguna operación de escritura; es una pantalla 100 % de lectura.</text:p>
          </table:table-cell>
        </table:table-row>
      </table:table>
      <text:p text:style-name="Text_20_body"/>
      <text:p text:style-name="Horizontal_20_Line"/>
      <text:h text:style-name="Heading_20_2" text:outline-level="2">5. Métricas y componentes visuales</text:h>
      <text:h text:style-name="Heading_20_3" text:outline-level="3">Vista ADMIN</text:h>
      <text:p text:style-name="P13">┌────────────────────────────────────────────────────────────────┐<text:line-break/>│ <text:s/>CRM Dashboard <text:s text:c="10"/>Hola, [Nombre] <text:s text:c="2"/>[ADMIN] <text:s/>10/05/2026 <text:s/>│<text:line-break/>├──────────────┬───────────────────┬──────────────────────────────┤<text:line-break/>│ <text:s/>TARJETA 1 <text:s text:c="2"/>│ <text:s text:c="3"/>TARJETA 2 <text:s text:c="5"/>│ <text:s text:c="8"/>TARJETA 3 <text:s text:c="11"/>│<text:line-break/>│ <text:s/>Clientes <text:s text:c="3"/>│ <text:s text:c="3"/>Contactos <text:s text:c="5"/>│ <text:s text:c="5"/>Usuarios registrados <text:s text:c="3"/>│<text:line-break/>│ <text:s/>activos <text:s text:c="4"/>│ <text:s text:c="3"/>totales <text:s text:c="7"/>│ <text:s text:c="7"/>(de dbo.usuarios) <text:s text:c="4"/>│<text:line-break/>│ <text:s text:c="3"/>[N] <text:s text:c="6"/>│ <text:s text:c="6"/>[N] <text:s text:c="8"/>│ <text:s text:c="12"/>[N] <text:s text:c="13"/>│<text:line-break/>├──────────────┴───────────────────┴──────────────────────────────┤<text:line-break/>│ <text:s/>ÚLTIMOS REGISTROS DE AUDITORÍA <text:s text:c="19"/>[Ver todo →] │<text:line-break/>│ <text:s/>┌─────────────────────────────────────────────────────────┐ <text:s text:c="2"/>│<text:line-break/>│ <text:s/>│ Fecha/Hora <text:s text:c="7"/>│ Usuario <text:s text:c="2"/>│ Acción <text:s text:c="3"/>│ Módulo <text:s text:c="6"/>│ <text:s text:c="2"/>│<text:line-break/>│ <text:s/>│ 11/05/2026 09:14 <text:s/>│ admin <text:s text:c="4"/>│ LOGIN <text:s text:c="4"/>│ AUTH <text:s text:c="8"/>│ <text:s text:c="2"/>│<text:line-break/>│ <text:s/>│ 11/05/2026 08:52 <text:s/>│ jperez <text:s text:c="3"/>│ CREATE <text:s text:c="3"/>│ CLIENTES <text:s text:c="4"/>│ <text:s text:c="2"/>│<text:line-break/>│ <text:s/>│ ... <text:s text:c="14"/>│ ... <text:s text:c="6"/>│ ... <text:s text:c="6"/>│ ... <text:s text:c="9"/>│ <text:s text:c="2"/>│<text:line-break/>│ <text:s/>└─────────────────────────────────────────────────────────┘ <text:s text:c="2"/>│<text:line-break/>├─────────────────────────────────────────────────────────────────┤<text:line-break/>│ <text:s/>ACCESOS RÁPIDOS <text:s text:c="48"/>│<text:line-break/>│ <text:s/>[Usuarios] <text:s text:c="2"/>[Clientes] <text:s text:c="2"/>[Contactos] <text:s text:c="2"/>[Auditoría] <text:s text:c="11"/>│<text:line-break/>└─────────────────────────────────────────────────────────────────┘</text:p>
      <text:p text:style-name="Text_20_body"><text:span text:style-name="T2">Tarjetas de métricas ADMIN:</text:span></text:p>
      <table:table table:name="Table3" table:style-name="Table3">
        <table:table-column table:style-name="Table3.A" table:number-columns-repeated="3"/>
        <table:table-header-rows>
          <table:table-row>
            <table:table-cell table:style-name="Table3.A1" office:value-type="string">
              <text:p text:style-name="P2">Tarjeta</text:p>
            </table:table-cell>
            <table:table-cell table:style-name="Table3.A1" office:value-type="string">
              <text:p text:style-name="P2">Fuente de datos</text:p>
            </table:table-cell>
            <table:table-cell table:style-name="Table3.C1" office:value-type="string">
              <text:p text:style-name="P2">Ícono sugerido</text:p>
            </table:table-cell>
          </table:table-row>
        </table:table-header-rows>
        <table:table-row>
          <table:table-cell table:style-name="Table3.A2" office:value-type="string">
            <text:p text:style-name="P3">Clientes activos</text:p>
          </table:table-cell>
          <table:table-cell table:style-name="Table3.A2" office:value-type="string">
            <text:p text:style-name="Table_20_Contents"><text:span text:style-name="T1">SELECT COUNT(*) FROM dbo.CRM_CLIENTES WHERE estado = 'ACTIVO'</text:span></text:p>
          </table:table-cell>
          <table:table-cell table:style-name="Table3.C2" office:value-type="string">
            <text:p text:style-name="P3">building / briefcase</text:p>
          </table:table-cell>
        </table:table-row>
        <table:table-row>
          <table:table-cell table:style-name="Table3.A2" office:value-type="string">
            <text:p text:style-name="P3">Contactos totales</text:p>
          </table:table-cell>
          <table:table-cell table:style-name="Table3.A2" office:value-type="string">
            <text:p text:style-name="Table_20_Contents"><text:span text:style-name="T1">SELECT COUNT(*) FROM dbo.CRM_CONTACTOS</text:span></text:p>
          </table:table-cell>
          <table:table-cell table:style-name="Table3.C2" office:value-type="string">
            <text:p text:style-name="P3">person-lines-fill</text:p>
          </table:table-cell>
        </table:table-row>
        <table:table-row>
          <table:table-cell table:style-name="Table3.A2" office:value-type="string">
            <text:p text:style-name="P3">Usuarios registrados</text:p>
          </table:table-cell>
          <table:table-cell table:style-name="Table3.A2" office:value-type="string">
            <text:p text:style-name="Table_20_Contents"><text:span text:style-name="T1">SELECT COUNT(*) FROM dbo.usuarios</text:span></text:p>
          </table:table-cell>
          <table:table-cell table:style-name="Table3.C2" office:value-type="string">
            <text:p text:style-name="P3">people-fill</text:p>
          </table:table-cell>
        </table:table-row>
      </table:table>
      <text:p text:style-name="Text_20_body"/>
      <text:p text:style-name="Text_20_body"><text:span text:style-name="T2">Tabla de auditoría resumida:</text:span></text:p>
      <table:table table:name="Table4" table:style-name="Table4">
        <table:table-column table:style-name="Table4.A" table:number-columns-repeated="3"/>
        <table:table-header-rows>
          <table:table-row>
            <table:table-cell table:style-name="Table4.A1" office:value-type="string">
              <text:p text:style-name="P2">Columna</text:p>
            </table:table-cell>
            <table:table-cell table:style-name="Table4.A1" office:value-type="string">
              <text:p text:style-name="P2">Campo fuente</text:p>
            </table:table-cell>
            <table:table-cell table:style-name="Table4.C1" office:value-type="string">
              <text:p text:style-name="P2">Formato</text:p>
            </table:table-cell>
          </table:table-row>
        </table:table-header-rows>
        <table:table-row>
          <table:table-cell table:style-name="Table4.A2" office:value-type="string">
            <text:p text:style-name="P3">Fecha/Hora</text:p>
          </table:table-cell>
          <table:table-cell table:style-name="Table4.A2" office:value-type="string">
            <text:p text:style-name="Table_20_Contents"><text:span text:style-name="T1">AUD_FECHA</text:span></text:p>
          </table:table-cell>
          <table:table-cell table:style-name="Table4.C2" office:value-type="string">
            <text:p text:style-name="Table_20_Contents"><text:span text:style-name="T1">dd/MM/yyyy HH:mm</text:span></text:p>
          </table:table-cell>
        </table:table-row>
        <table:table-row>
          <table:table-cell table:style-name="Table4.A2" office:value-type="string">
            <text:p text:style-name="P3">Usuario</text:p>
          </table:table-cell>
          <table:table-cell table:style-name="Table4.A2" office:value-type="string">
            <text:p text:style-name="Table_20_Contents"><text:span text:style-name="T1">AUD_USUARIO</text:span></text:p>
          </table:table-cell>
          <table:table-cell table:style-name="Table4.C2" office:value-type="string">
            <text:p text:style-name="P3">texto plano</text:p>
          </table:table-cell>
        </table:table-row>
        <table:table-row>
          <table:table-cell table:style-name="Table4.A2" office:value-type="string">
            <text:p text:style-name="P3">Acción</text:p>
          </table:table-cell>
          <table:table-cell table:style-name="Table4.A2" office:value-type="string">
            <text:p text:style-name="Table_20_Contents"><text:span text:style-name="T1">AUD_ACCION</text:span></text:p>
          </table:table-cell>
          <table:table-cell table:style-name="Table4.C2" office:value-type="string">
            <text:p text:style-name="P3">badge de color (LOGIN=azul, CREATE=verde, UPDATE=naranja, DELETE=rojo)</text:p>
          </table:table-cell>
        </table:table-row>
        <table:table-row>
          <table:table-cell table:style-name="Table4.A2" office:value-type="string">
            <text:p text:style-name="P3">Módulo</text:p>
          </table:table-cell>
          <table:table-cell table:style-name="Table4.A2" office:value-type="string">
            <text:p text:style-name="Table_20_Contents"><text:span text:style-name="T1">AUD_MODULO</text:span></text:p>
          </table:table-cell>
          <table:table-cell table:style-name="Table4.C2" office:value-type="string">
            <text:p text:style-name="P3">texto plano</text:p>
          </table:table-cell>
        </table:table-row>
      </table:table>
      <text:p text:style-name="Text_20_body"/>
      <text:p text:style-name="Text_20_body"><text:span text:style-name="T2">Tarjetas de acceso rápido ADMIN:</text:span></text:p>
      <table:table table:name="Table5" table:style-name="Table5">
        <table:table-column table:style-name="Table5.A" table:number-columns-repeated="3"/>
        <table:table-header-rows>
          <table:table-row>
            <table:table-cell table:style-name="Table5.A1" office:value-type="string">
              <text:p text:style-name="P2">Módulo</text:p>
            </table:table-cell>
            <table:table-cell table:style-name="Table5.A1" office:value-type="string">
              <text:p text:style-name="P2">Ruta</text:p>
            </table:table-cell>
            <table:table-cell table:style-name="Table5.C1" office:value-type="string">
              <text:p text:style-name="P2">Descripción breve</text:p>
            </table:table-cell>
          </table:table-row>
        </table:table-header-rows>
        <table:table-row>
          <table:table-cell table:style-name="Table5.A2" office:value-type="string">
            <text:p text:style-name="P3">Usuarios</text:p>
          </table:table-cell>
          <table:table-cell table:style-name="Table5.A2" office:value-type="string">
            <text:p text:style-name="Table_20_Contents"><text:span text:style-name="T1">/usuarios</text:span></text:p>
          </table:table-cell>
          <table:table-cell table:style-name="Table5.C2" office:value-type="string">
            <text:p text:style-name="P3">Gestión de cuentas y roles</text:p>
          </table:table-cell>
        </table:table-row>
        <table:table-row>
          <table:table-cell table:style-name="Table5.A2" office:value-type="string">
            <text:p text:style-name="P3">Clientes</text:p>
          </table:table-cell>
          <table:table-cell table:style-name="Table5.A2" office:value-type="string">
            <text:p text:style-name="Table_20_Contents"><text:span text:style-name="T1">/clientes</text:span></text:p>
          </table:table-cell>
          <table:table-cell table:style-name="Table5.C2" office:value-type="string">
            <text:p text:style-name="P3">Cartera de clientes CRM</text:p>
          </table:table-cell>
        </table:table-row>
        <table:table-row>
          <table:table-cell table:style-name="Table5.A2" office:value-type="string">
            <text:p text:style-name="P3">Contactos</text:p>
          </table:table-cell>
          <table:table-cell table:style-name="Table5.A2" office:value-type="string">
            <text:p text:style-name="Table_20_Contents"><text:span text:style-name="T1">/contactos</text:span></text:p>
          </table:table-cell>
          <table:table-cell table:style-name="Table5.C2" office:value-type="string">
            <text:p text:style-name="P3">Directorio de contactos</text:p>
          </table:table-cell>
        </table:table-row>
        <table:table-row>
          <table:table-cell table:style-name="Table5.A2" office:value-type="string">
            <text:p text:style-name="P3">Auditoría</text:p>
          </table:table-cell>
          <table:table-cell table:style-name="Table5.A2" office:value-type="string">
            <text:p text:style-name="Table_20_Contents"><text:span text:style-name="T1">/auditoria</text:span></text:p>
          </table:table-cell>
          <table:table-cell table:style-name="Table5.C2" office:value-type="string">
            <text:p text:style-name="P3">Registro de actividad del sistema</text:p>
          </table:table-cell>
        </table:table-row>
      </table:table>
      <text:p text:style-name="Text_20_body"/>
      <text:p text:style-name="Horizontal_20_Line"/>
      <text:h text:style-name="Heading_20_3" text:outline-level="3">Vista REGULAR</text:h>
      <text:p text:style-name="P13">┌────────────────────────────────────────────────────────────────┐<text:line-break/>│ <text:s/>CRM Dashboard <text:s text:c="7"/>Hola, [Nombre] <text:s text:c="2"/>[REGULAR] <text:s/>10/05/2026 <text:s text:c="2"/>│<text:line-break/>├───────────────────────────┬────────────────────────────────────┤<text:line-break/>│ <text:s/>TARJETA 1 <text:s text:c="15"/>│ <text:s text:c="8"/>TARJETA 2 <text:s text:c="17"/>│<text:line-break/>│ <text:s/>Mis clientes asignados <text:s text:c="2"/>│ <text:s text:c="2"/>Mis contactos recientes <text:s text:c="9"/>│<text:line-break/>│ <text:s text:c="9"/>[N] <text:s text:c="13"/>│ <text:s text:c="10"/>[N] <text:s text:c="21"/>│<text:line-break/>├───────────────────────────┴────────────────────────────────────┤<text:line-break/>│ <text:s/>MIS CONTACTOS RECIENTES <text:s text:c="39"/>│<text:line-break/>│ <text:s/>┌─────────────────────────────────────────────────────────┐ <text:s text:c="2"/>│<text:line-break/>│ <text:s/>│ Nombre <text:s text:c="11"/>│ Cliente <text:s text:c="6"/>│ Fecha creación <text:s text:c="6"/>│ <text:s text:c="2"/>│<text:line-break/>│ <text:s/>│ Juan García <text:s text:c="6"/>│ Empresa ABC <text:s text:c="2"/>│ 10/05/2026 <text:s text:c="10"/>│ <text:s text:c="2"/>│<text:line-break/>│ <text:s/>│ María López <text:s text:c="6"/>│ Empresa XYZ <text:s text:c="2"/>│ 09/05/2026 <text:s text:c="10"/>│ <text:s text:c="2"/>│<text:line-break/>│ <text:s/>│ ... <text:s text:c="14"/>│ ... <text:s text:c="10"/>│ ... <text:s text:c="17"/>│ <text:s text:c="2"/>│<text:line-break/>│ <text:s/>└─────────────────────────────────────────────────────────┘ <text:s text:c="2"/>│<text:line-break/>├─────────────────────────────────────────────────────────────────┤<text:line-break/>│ <text:s/>ACCESOS RÁPIDOS <text:s text:c="48"/>│<text:line-break/>│ <text:s/>[Clientes] <text:s text:c="2"/>[Contactos] <text:s text:c="38"/>│<text:line-break/>└─────────────────────────────────────────────────────────────────┘</text:p>
      <text:p text:style-name="Text_20_body"><text:span text:style-name="T2">Tarjetas de métricas REGULAR:</text:span></text:p>
      <table:table table:name="Table6" table:style-name="Table6">
        <table:table-column table:style-name="Table6.A" table:number-columns-repeated="3"/>
        <table:table-header-rows>
          <table:table-row>
            <table:table-cell table:style-name="Table6.A1" office:value-type="string">
              <text:p text:style-name="P2">Tarjeta</text:p>
            </table:table-cell>
            <table:table-cell table:style-name="Table6.A1" office:value-type="string">
              <text:p text:style-name="P2">Fuente de datos</text:p>
            </table:table-cell>
            <table:table-cell table:style-name="Table6.C1" office:value-type="string">
              <text:p text:style-name="P2">Ícono sugerido</text:p>
            </table:table-cell>
          </table:table-row>
        </table:table-header-rows>
        <table:table-row>
          <table:table-cell table:style-name="Table6.A2" office:value-type="string">
            <text:p text:style-name="P3">Mis clientes asignados</text:p>
          </table:table-cell>
          <table:table-cell table:style-name="Table6.A2" office:value-type="string">
            <text:p text:style-name="Table_20_Contents"><text:span text:style-name="T1">SELECT COUNT(*) FROM dbo.CRM_CLIENTES WHERE usuario_asignado = :userId AND estado = 'ACTIVO'</text:span></text:p>
          </table:table-cell>
          <table:table-cell table:style-name="Table6.C2" office:value-type="string">
            <text:p text:style-name="P3">briefcase</text:p>
          </table:table-cell>
        </table:table-row>
        <table:table-row>
          <table:table-cell table:style-name="Table6.A2" office:value-type="string">
            <text:p text:style-name="P3">Mis contactos recientes</text:p>
          </table:table-cell>
          <table:table-cell table:style-name="Table6.A2" office:value-type="string">
            <text:p text:style-name="Table_20_Contents"><text:span text:style-name="T1">SELECT COUNT(*) FROM dbo.CRM_CONTACTOS WHERE cliente_id IN (SELECT id FROM dbo.CRM_CLIENTES WHERE usuario_asignado = :userId)</text:span></text:p>
          </table:table-cell>
          <table:table-cell table:style-name="Table6.C2" office:value-type="string">
            <text:p text:style-name="P3">person-lines-fill</text:p>
          </table:table-cell>
        </table:table-row>
      </table:table>
      <text:p text:style-name="Text_20_body"/>
      <text:p text:style-name="Text_20_body"><text:span text:style-name="T2">Lista de contactos recientes REGULAR:</text:span></text:p>
      <table:table table:name="Table7" table:style-name="Table7">
        <table:table-column table:style-name="Table7.A" table:number-columns-repeated="3"/>
        <table:table-header-rows>
          <table:table-row>
            <table:table-cell table:style-name="Table7.A1" office:value-type="string">
              <text:p text:style-name="P2">Columna</text:p>
            </table:table-cell>
            <table:table-cell table:style-name="Table7.A1" office:value-type="string">
              <text:p text:style-name="P2">Campo fuente</text:p>
            </table:table-cell>
            <table:table-cell table:style-name="Table7.C1" office:value-type="string">
              <text:p text:style-name="P2">Formato</text:p>
            </table:table-cell>
          </table:table-row>
        </table:table-header-rows>
        <table:table-row>
          <table:table-cell table:style-name="Table7.A2" office:value-type="string">
            <text:p text:style-name="P3">Nombre</text:p>
          </table:table-cell>
          <table:table-cell table:style-name="Table7.A2" office:value-type="string">
            <text:p text:style-name="Table_20_Contents"><text:span text:style-name="T1">CRM_CONTACTOS.nombre</text:span> + <text:span text:style-name="T1">CRM_CONTACTOS.apellido</text:span></text:p>
          </table:table-cell>
          <table:table-cell table:style-name="Table7.C2" office:value-type="string">
            <text:p text:style-name="P3">texto plano</text:p>
          </table:table-cell>
        </table:table-row>
        <table:table-row>
          <table:table-cell table:style-name="Table7.A2" office:value-type="string">
            <text:p text:style-name="P3">Cliente</text:p>
          </table:table-cell>
          <table:table-cell table:style-name="Table7.A2" office:value-type="string">
            <text:p text:style-name="Table_20_Contents"><text:span text:style-name="T1">CRM_CLIENTES.nombre</text:span> (JOIN)</text:p>
          </table:table-cell>
          <table:table-cell table:style-name="Table7.C2" office:value-type="string">
            <text:p text:style-name="P3">texto plano</text:p>
          </table:table-cell>
        </table:table-row>
        <table:table-row>
          <table:table-cell table:style-name="Table7.A2" office:value-type="string">
            <text:p text:style-name="P3">Fecha creación</text:p>
          </table:table-cell>
          <table:table-cell table:style-name="Table7.A2" office:value-type="string">
            <text:p text:style-name="Table_20_Contents"><text:span text:style-name="T1">CRM_CONTACTOS.fecha_creacion</text:span></text:p>
          </table:table-cell>
          <table:table-cell table:style-name="Table7.C2" office:value-type="string">
            <text:p text:style-name="Table_20_Contents"><text:span text:style-name="T1">dd/MM/yyyy</text:span></text:p>
          </table:table-cell>
        </table:table-row>
      </table:table>
      <text:p text:style-name="Text_20_body"/>
      <text:p text:style-name="Text_20_body"><text:span text:style-name="T2">Tarjetas de acceso rápido REGULAR:</text:span></text:p>
      <table:table table:name="Table8" table:style-name="Table8">
        <table:table-column table:style-name="Table8.A" table:number-columns-repeated="3"/>
        <table:table-header-rows>
          <table:table-row>
            <table:table-cell table:style-name="Table8.A1" office:value-type="string">
              <text:p text:style-name="P2">Módulo</text:p>
            </table:table-cell>
            <table:table-cell table:style-name="Table8.A1" office:value-type="string">
              <text:p text:style-name="P2">Ruta</text:p>
            </table:table-cell>
            <table:table-cell table:style-name="Table8.C1" office:value-type="string">
              <text:p text:style-name="P2">Descripción breve</text:p>
            </table:table-cell>
          </table:table-row>
        </table:table-header-rows>
        <table:table-row>
          <table:table-cell table:style-name="Table8.A2" office:value-type="string">
            <text:p text:style-name="P3">Clientes</text:p>
          </table:table-cell>
          <table:table-cell table:style-name="Table8.A2" office:value-type="string">
            <text:p text:style-name="Table_20_Contents"><text:span text:style-name="T1">/clientes</text:span></text:p>
          </table:table-cell>
          <table:table-cell table:style-name="Table8.C2" office:value-type="string">
            <text:p text:style-name="P3">Ver mis clientes asignados</text:p>
          </table:table-cell>
        </table:table-row>
        <table:table-row>
          <table:table-cell table:style-name="Table8.A2" office:value-type="string">
            <text:p text:style-name="P3">Contactos</text:p>
          </table:table-cell>
          <table:table-cell table:style-name="Table8.A2" office:value-type="string">
            <text:p text:style-name="Table_20_Contents"><text:span text:style-name="T1">/contactos</text:span></text:p>
          </table:table-cell>
          <table:table-cell table:style-name="Table8.C2" office:value-type="string">
            <text:p text:style-name="P3">Ver mis contactos</text:p>
          </table:table-cell>
        </table:table-row>
      </table:table>
      <text:p text:style-name="Text_20_body"/>
      <text:p text:style-name="Horizontal_20_Line"/>
      <text:h text:style-name="Heading_20_2" text:outline-level="2">6. Impacto en el sistema</text:h>
      <text:h text:style-name="Heading_20_3" text:outline-level="3">Backend (endpoints de resumen/métricas)</text:h>
      <text:p text:style-name="Text_20_body">Se requiere crear un nuevo controller dedicado al dashboard:</text:p>
      <text:p text:style-name="Text_20_body"><text:span text:style-name="T2">Nuevo endpoint:</text:span></text:p>
      <text:p text:style-name="P13">GET /api/dashboard/resumen<text:line-break/>Authorization: Bearer &lt;token&gt;</text:p>
      <text:p text:style-name="Text_20_body"><text:span text:style-name="T2">Lógica del controller:</text:span></text:p>
      <text:list text:style-name="L11">
        <text:list-item>
          <text:p text:style-name="P14">Extraer el rol y el <text:span text:style-name="T1">userId</text:span> del JWT en el filtro existente (<text:span text:style-name="T1">JwtFilter</text:span>).</text:p>
        </text:list-item>
        <text:list-item>
          <text:p text:style-name="P14">Si el rol es <text:span text:style-name="T1">ADMIN</text:span>: ejecutar las tres consultas de conteo global + consulta de últimos 5 registros de auditoría.</text:p>
        </text:list-item>
        <text:list-item>
          <text:p text:style-name="P14">Si el rol es <text:span text:style-name="T1">REGULAR</text:span>: ejecutar las dos consultas de conteo filtradas por <text:span text:style-name="T1">userId</text:span> + consulta de últimos 3 contactos del usuario.</text:p>
        </text:list-item>
        <text:list-item>
          <text:p text:style-name="P14">Retornar un <text:span text:style-name="T1">DashboardResumenDTO</text:span> serializado como JSON.</text:p>
        </text:list-item>
      </text:list>
      <text:p text:style-name="Text_20_body"><text:span text:style-name="T2">Clases nuevas a crear:</text:span></text:p>
      <table:table table:name="Table9" table:style-name="Table9">
        <table:table-column table:style-name="Table9.A" table:number-columns-repeated="3"/>
        <table:table-header-rows>
          <table:table-row>
            <table:table-cell table:style-name="Table9.A1" office:value-type="string">
              <text:p text:style-name="P2">Clase</text:p>
            </table:table-cell>
            <table:table-cell table:style-name="Table9.A1" office:value-type="string">
              <text:p text:style-name="P2">Paquete sugerido</text:p>
            </table:table-cell>
            <table:table-cell table:style-name="Table9.C1" office:value-type="string">
              <text:p text:style-name="P2">Tipo</text:p>
            </table:table-cell>
          </table:table-row>
        </table:table-header-rows>
        <table:table-row>
          <table:table-cell table:style-name="Table9.A2" office:value-type="string">
            <text:p text:style-name="Table_20_Contents"><text:span text:style-name="T1">DashboardController</text:span></text:p>
          </table:table-cell>
          <table:table-cell table:style-name="Table9.A2" office:value-type="string">
            <text:p text:style-name="Table_20_Contents"><text:span text:style-name="T1">com.sergio.login</text:span></text:p>
          </table:table-cell>
          <table:table-cell table:style-name="Table9.C2" office:value-type="string">
            <text:p text:style-name="Table_20_Contents"><text:span text:style-name="T1">@RestController</text:span></text:p>
          </table:table-cell>
        </table:table-row>
        <table:table-row>
          <table:table-cell table:style-name="Table9.A2" office:value-type="string">
            <text:p text:style-name="Table_20_Contents"><text:span text:style-name="T1">DashboardService</text:span></text:p>
          </table:table-cell>
          <table:table-cell table:style-name="Table9.A2" office:value-type="string">
            <text:p text:style-name="Table_20_Contents"><text:span text:style-name="T1">com.sergio.login</text:span></text:p>
          </table:table-cell>
          <table:table-cell table:style-name="Table9.C2" office:value-type="string">
            <text:p text:style-name="Table_20_Contents"><text:span text:style-name="T1">@Service</text:span></text:p>
          </table:table-cell>
        </table:table-row>
        <table:table-row>
          <table:table-cell table:style-name="Table9.A2" office:value-type="string">
            <text:p text:style-name="Table_20_Contents"><text:span text:style-name="T1">DashboardResumenDTO</text:span></text:p>
          </table:table-cell>
          <table:table-cell table:style-name="Table9.A2" office:value-type="string">
            <text:p text:style-name="Table_20_Contents"><text:span text:style-name="T1">com.sergio.login</text:span></text:p>
          </table:table-cell>
          <table:table-cell table:style-name="Table9.C2" office:value-type="string">
            <text:p text:style-name="P3">Record / POJO</text:p>
          </table:table-cell>
        </table:table-row>
        <table:table-row>
          <table:table-cell table:style-name="Table9.A2" office:value-type="string">
            <text:p text:style-name="Table_20_Contents"><text:span text:style-name="T1">AuditoriaResumenDTO</text:span></text:p>
          </table:table-cell>
          <table:table-cell table:style-name="Table9.A2" office:value-type="string">
            <text:p text:style-name="Table_20_Contents"><text:span text:style-name="T1">com.sergio.login</text:span></text:p>
          </table:table-cell>
          <table:table-cell table:style-name="Table9.C2" office:value-type="string">
            <text:p text:style-name="P3">Record / POJO</text:p>
          </table:table-cell>
        </table:table-row>
        <table:table-row>
          <table:table-cell table:style-name="Table9.A2" office:value-type="string">
            <text:p text:style-name="Table_20_Contents"><text:span text:style-name="T1">ContactoResumenDTO</text:span></text:p>
          </table:table-cell>
          <table:table-cell table:style-name="Table9.A2" office:value-type="string">
            <text:p text:style-name="Table_20_Contents"><text:span text:style-name="T1">com.sergio.login</text:span></text:p>
          </table:table-cell>
          <table:table-cell table:style-name="Table9.C2" office:value-type="string">
            <text:p text:style-name="P3">Record / POJO</text:p>
          </table:table-cell>
        </table:table-row>
        <table:table-row>
          <table:table-cell table:style-name="Table9.A2" office:value-type="string">
            <text:p text:style-name="Table_20_Contents"><text:span text:style-name="T1">DashboardRepository</text:span></text:p>
          </table:table-cell>
          <table:table-cell table:style-name="Table9.A2" office:value-type="string">
            <text:p text:style-name="Table_20_Contents"><text:span text:style-name="T1">com.sergio.login</text:span></text:p>
          </table:table-cell>
          <table:table-cell table:style-name="Table9.C2" office:value-type="string">
            <text:p text:style-name="Table_20_Contents"><text:span text:style-name="T1">@Repository</text:span> con <text:span text:style-name="T1">@Query</text:span> nativos</text:p>
          </table:table-cell>
        </table:table-row>
      </table:table>
      <text:p text:style-name="Text_20_body"/>
      <text:p text:style-name="Text_20_body"><text:span text:style-name="T2">Estructura del DTO de respuesta:</text:span></text:p>
      <text:p text:style-name="P13">{<text:line-break/> <text:s/>"rol": "ADMIN",<text:line-break/> <text:s/>"nombreUsuario": "Sergio Maldonado",<text:line-break/> <text:s/>"totalClientes": 42,<text:line-break/> <text:s/>"totalContactos": 128,<text:line-break/> <text:s/>"totalUsuarios": 5,<text:line-break/> <text:s/>"ultimaAuditoria": [<text:line-break/> <text:s text:c="3"/>{<text:line-break/> <text:s text:c="5"/>"fecha": "2026-05-11T09:14:00",<text:line-break/> <text:s text:c="5"/>"usuario": "admin",<text:line-break/> <text:s text:c="5"/>"accion": "LOGIN",<text:line-break/> <text:s text:c="5"/>"modulo": "AUTH"<text:line-break/> <text:s text:c="3"/>}<text:line-break/> <text:s/>],<text:line-break/> <text:s/>"contactosRecientes": []<text:line-break/>}</text:p>
      <text:p text:style-name="Text_20_body">Para REGULAR, <text:span text:style-name="T1">totalUsuarios</text:span> y <text:span text:style-name="T1">ultimaAuditoria</text:span> serán <text:span text:style-name="T1">null</text:span> o ausentes del DTO; <text:span text:style-name="T1">contactosRecientes</text:span> contendrá la lista de hasta 3 contactos.</text:p>
      <text:p text:style-name="Text_20_body"><text:span text:style-name="T2">Registro en auditoría:</text:span> El acceso al dashboard NO se auditará para evitar saturar la tabla <text:span text:style-name="T1">AUD_AUDITORIA</text:span> con entradas de solo lectura.</text:p>
      <text:p text:style-name="Horizontal_20_Line"/>
      <text:h text:style-name="Heading_20_3" text:outline-level="3">Frontend (rediseño del componente)</text:h>
      <text:p text:style-name="Text_20_body"><text:span text:style-name="T2">Archivos a modificar:</text:span></text:p>
      <table:table table:name="Table10" table:style-name="Table10">
        <table:table-column table:style-name="Table10.A" table:number-columns-repeated="2"/>
        <table:table-header-rows>
          <table:table-row>
            <table:table-cell table:style-name="Table10.A1" office:value-type="string">
              <text:p text:style-name="P2">Archivo</text:p>
            </table:table-cell>
            <table:table-cell table:style-name="Table10.B1" office:value-type="string">
              <text:p text:style-name="P2">Tipo de cambio</text:p>
            </table:table-cell>
          </table:table-row>
        </table:table-header-rows>
        <table:table-row>
          <table:table-cell table:style-name="Table10.A2" office:value-type="string">
            <text:p text:style-name="Table_20_Contents"><text:span text:style-name="T1">dashboard.component.ts</text:span></text:p>
          </table:table-cell>
          <table:table-cell table:style-name="Table10.B2" office:value-type="string">
            <text:p text:style-name="Table_20_Contents">Reescritura completa: añadir <text:span text:style-name="T1">DashboardService</text:span>, <text:span text:style-name="T1">HttpClient</text:span>, variables de estado, lógica condicional por rol.</text:p>
          </table:table-cell>
        </table:table-row>
        <table:table-row>
          <table:table-cell table:style-name="Table10.A2" office:value-type="string">
            <text:p text:style-name="Table_20_Contents"><text:span text:style-name="T1">dashboard.component.html</text:span></text:p>
          </table:table-cell>
          <table:table-cell table:style-name="Table10.B2" office:value-type="string">
            <text:p text:style-name="P3">Reescritura completa: nueva estructura con tarjetas de métricas, tabla de auditoría/contactos y accesos rápidos.</text:p>
          </table:table-cell>
        </table:table-row>
        <table:table-row>
          <table:table-cell table:style-name="Table10.A2" office:value-type="string">
            <text:p text:style-name="Table_20_Contents"><text:span text:style-name="T1">dashboard.component.css</text:span></text:p>
          </table:table-cell>
          <table:table-cell table:style-name="Table10.B2" office:value-type="string">
            <text:p text:style-name="P3">Extensión: estilos para tarjetas de métricas, tabla resumen, badges de acción, spinner de carga.</text:p>
          </table:table-cell>
        </table:table-row>
      </table:table>
      <text:p text:style-name="Text_20_body"/>
      <text:p text:style-name="Text_20_body"><text:span text:style-name="T2">Archivos a crear:</text:span></text:p>
      <table:table table:name="Table11" table:style-name="Table11">
        <table:table-column table:style-name="Table11.A" table:number-columns-repeated="2"/>
        <table:table-header-rows>
          <table:table-row>
            <table:table-cell table:style-name="Table11.A1" office:value-type="string">
              <text:p text:style-name="P2">Archivo</text:p>
            </table:table-cell>
            <table:table-cell table:style-name="Table11.B1" office:value-type="string">
              <text:p text:style-name="P2">Descripción</text:p>
            </table:table-cell>
          </table:table-row>
        </table:table-header-rows>
        <table:table-row>
          <table:table-cell table:style-name="Table11.A2" office:value-type="string">
            <text:p text:style-name="Table_20_Contents"><text:span text:style-name="T1">services/dashboard.service.ts</text:span></text:p>
          </table:table-cell>
          <table:table-cell table:style-name="Table11.B2" office:value-type="string">
            <text:p text:style-name="Table_20_Contents">Servicio Angular que consume <text:span text:style-name="T1">GET /api/dashboard/resumen</text:span> con el <text:span text:style-name="T1">AuthInterceptor</text:span> existente.</text:p>
          </table:table-cell>
        </table:table-row>
      </table:table>
      <text:p text:style-name="Text_20_body"/>
      <text:p text:style-name="Text_20_body"><text:span text:style-name="T2">Estructura del componente TypeScript:</text:span></text:p>
      <text:p text:style-name="P13">export class DashboardComponent implements OnInit {<text:line-break/> <text:s/>sesion: SesionUsuario | null = null;<text:line-break/> <text:s/>resumen: DashboardResumen | null = null;<text:line-break/> <text:s/>cargando = true;<text:line-break/> <text:s/>error: string | null = null;<text:line-break/><text:line-break/> <text:s/>get esAdmin(): boolean {<text:line-break/> <text:s text:c="3"/>return this.sesion?.rol === 'ADMIN';<text:line-break/> <text:s/>}<text:line-break/>}</text:p>
      <text:p text:style-name="Text_20_body"><text:span text:style-name="T2">Interfaz TypeScript a definir:</text:span></text:p>
      <text:p text:style-name="P13">export interface DashboardResumen {<text:line-break/> <text:s/>rol: string;<text:line-break/> <text:s/>nombreUsuario: string;<text:line-break/> <text:s/>totalClientes: number;<text:line-break/> <text:s/>totalContactos: number;<text:line-break/> <text:s/>totalUsuarios?: number;<text:line-break/> <text:s/>ultimaAuditoria?: AuditoriaResumen[];<text:line-break/> <text:s/>contactosRecientes?: ContactoResumen[];<text:line-break/>}</text:p>
      <text:p text:style-name="Horizontal_20_Line"/>
      <text:h text:style-name="Heading_20_3" text:outline-level="3">Seguridad</text:h>
      <table:table table:name="Table12" table:style-name="Table12">
        <table:table-column table:style-name="Table12.A" table:number-columns-repeated="2"/>
        <table:table-header-rows>
          <table:table-row>
            <table:table-cell table:style-name="Table12.A1" office:value-type="string">
              <text:p text:style-name="P2">Punto</text:p>
            </table:table-cell>
            <table:table-cell table:style-name="Table12.B1" office:value-type="string">
              <text:p text:style-name="P2">Detalle</text:p>
            </table:table-cell>
          </table:table-row>
        </table:table-header-rows>
        <table:table-row>
          <table:table-cell table:style-name="Table12.A2" office:value-type="string">
            <text:p text:style-name="P3">Autorización en backend</text:p>
          </table:table-cell>
          <table:table-cell table:style-name="Table12.B2" office:value-type="string">
            <text:p text:style-name="Table_20_Contents">El endpoint <text:span text:style-name="T1">/api/dashboard/resumen</text:span> requiere JWT válido. Se añade a la lista de rutas protegidas en <text:span text:style-name="T1">SecurityConfig.java</text:span>.</text:p>
          </table:table-cell>
        </table:table-row>
        <table:table-row>
          <table:table-cell table:style-name="Table12.A2" office:value-type="string">
            <text:p text:style-name="P3">Filtrado por userId</text:p>
          </table:table-cell>
          <table:table-cell table:style-name="Table12.B2" office:value-type="string">
            <text:p text:style-name="Table_20_Contents">El <text:span text:style-name="T1">userId</text:span> para filtrar datos de REGULAR se obtiene SIEMPRE del token JWT, nunca de un parámetro de query o body.</text:p>
          </table:table-cell>
        </table:table-row>
        <table:table-row>
          <table:table-cell table:style-name="Table12.A2" office:value-type="string">
            <text:p text:style-name="P3">No exposición cruzada</text:p>
          </table:table-cell>
          <table:table-cell table:style-name="Table12.B2" office:value-type="string">
            <text:p text:style-name="P3">Un usuario REGULAR no puede obtener métricas globales aunque manipule el request; el backend valida el rol antes de ejecutar las queries.</text:p>
          </table:table-cell>
        </table:table-row>
        <table:table-row>
          <table:table-cell table:style-name="Table12.A2" office:value-type="string">
            <text:p text:style-name="P3">Sin nuevas rutas públicas</text:p>
          </table:table-cell>
          <table:table-cell table:style-name="Table12.B2" office:value-type="string">
            <text:p text:style-name="Table_20_Contents">El endpoint de dashboard no se añade a las rutas públicas de <text:span text:style-name="T1">SecurityConfig</text:span>.</text:p>
          </table:table-cell>
        </table:table-row>
        <table:table-row>
          <table:table-cell table:style-name="Table12.A2" office:value-type="string">
            <text:p text:style-name="P3">CORS</text:p>
          </table:table-cell>
          <table:table-cell table:style-name="Table12.B2" office:value-type="string">
            <text:p text:style-name="Table_20_Contents">No se requieren cambios; el CORS ya está configurado para <text:span text:style-name="T1">http://localhost:4200</text:span>.</text:p>
          </table:table-cell>
        </table:table-row>
      </table:table>
      <text:p text:style-name="Text_20_body"/>
      <text:p text:style-name="Horizontal_20_Line"/>
      <text:h text:style-name="Heading_20_2" text:outline-level="2">7. Flujo principal</text:h>
      <text:p text:style-name="P13">1. Usuario autenticado navega a /dashboard (o es redirigido tras login).<text:line-break/>2. DashboardComponent.ngOnInit() se ejecuta:<text:line-break/> <text:s text:c="2"/>a. Recupera la sesión del AuthService (localStorage / JWT decode).<text:line-break/> <text:s text:c="2"/>b. Llama a DashboardService.obtenerResumen().<text:line-break/> <text:s text:c="2"/>c. Muestra spinner de carga mientras espera la respuesta.<text:line-break/>3. DashboardService envía GET /api/dashboard/resumen con Bearer token.<text:line-break/>4. AuthInterceptor agrega automáticamente el header Authorization.<text:line-break/>5. JwtFilter valida el token y coloca el usuario en el SecurityContext.<text:line-break/>6. DashboardController recibe la request:<text:line-break/> <text:s text:c="2"/>a. Extrae el rol y userId del SecurityContext.<text:line-break/> <text:s text:c="2"/>b. Llama a DashboardService (backend) con el rol y userId.<text:line-break/> <text:s text:c="2"/>c. DashboardService ejecuta las queries correspondientes.<text:line-break/> <text:s text:c="2"/>d. Retorna el DashboardResumenDTO serializado.<text:line-break/>7. DashboardComponent recibe la respuesta:<text:line-break/> <text:s text:c="2"/>a. Oculta el spinner.<text:line-break/> <text:s text:c="2"/>b. Rellena las variables de estado (resumen).<text:line-break/> <text:s text:c="2"/>c. El template renderiza condicionalmente según el rol.<text:line-break/>8. Si el token ha expirado (401):<text:line-break/> <text:s text:c="2"/>a. AuthInterceptor redirige al login.<text:line-break/> <text:s text:c="2"/>b. SessionService limpia el localStorage.<text:line-break/>9. Si hay error de servidor (500):<text:line-break/> <text:s text:c="2"/>a. Se muestra un mensaje de error en pantalla.<text:line-break/> <text:s text:c="2"/>b. Las tarjetas muestran "--" en lugar de números.</text:p>
      <text:p text:style-name="Horizontal_20_Line"/>
      <text:h text:style-name="Heading_20_2" text:outline-level="2">8. Dependencias</text:h>
      <text:p text:style-name="Text_20_body">Este módulo depende de los siguientes elementos que se desarrollan en el mismo Sprint 2:</text:p>
      <table:table table:name="Table13" table:style-name="Table13">
        <table:table-column table:style-name="Table13.A" table:number-columns-repeated="3"/>
        <table:table-header-rows>
          <table:table-row>
            <table:table-cell table:style-name="Table13.A1" office:value-type="string">
              <text:p text:style-name="P2">Dependencia</text:p>
            </table:table-cell>
            <table:table-cell table:style-name="Table13.A1" office:value-type="string">
              <text:p text:style-name="P2">Motivo</text:p>
            </table:table-cell>
            <table:table-cell table:style-name="Table13.C1" office:value-type="string">
              <text:p text:style-name="P2">Estado</text:p>
            </table:table-cell>
          </table:table-row>
        </table:table-header-rows>
        <table:table-row>
          <table:table-cell table:style-name="Table13.A2" office:value-type="string">
            <text:p text:style-name="Table_20_Contents">Módulo Clientes (<text:span text:style-name="T1">dbo.CRM_CLIENTES</text:span>)</text:p>
          </table:table-cell>
          <table:table-cell table:style-name="Table13.A2" office:value-type="string">
            <text:p text:style-name="P3">Las tarjetas de métricas de clientes y las queries de conteo requieren que la tabla y su entidad JPA existan.</text:p>
          </table:table-cell>
          <table:table-cell table:style-name="Table13.C2" office:value-type="string">
            <text:p text:style-name="P3">Pendiente de desarrollo (Sprint 2)</text:p>
          </table:table-cell>
        </table:table-row>
        <table:table-row>
          <table:table-cell table:style-name="Table13.A2" office:value-type="string">
            <text:p text:style-name="Table_20_Contents">Módulo Contactos (<text:span text:style-name="T1">dbo.CRM_CONTACTOS</text:span>)</text:p>
          </table:table-cell>
          <table:table-cell table:style-name="Table13.A2" office:value-type="string">
            <text:p text:style-name="P3">Las tarjetas de métricas de contactos y la lista de contactos recientes dependen de esta tabla.</text:p>
          </table:table-cell>
          <table:table-cell table:style-name="Table13.C2" office:value-type="string">
            <text:p text:style-name="P3">Pendiente de desarrollo (Sprint 2)</text:p>
          </table:table-cell>
        </table:table-row>
        <table:table-row>
          <table:table-cell table:style-name="Table13.A2" office:value-type="string">
            <text:p text:style-name="Table_20_Contents">Módulo Auditoría (<text:span text:style-name="T1">BRM_CONFIG.AUD_AUDITORIA</text:span>)</text:p>
          </table:table-cell>
          <table:table-cell table:style-name="Table13.A2" office:value-type="string">
            <text:p text:style-name="Table_20_Contents">La tabla ya existe. El BA de Auditoría (<text:span text:style-name="T1">BA_AUDITORIA_2026-05-11.md</text:span>) define su estructura y el endpoint de lectura.</text:p>
          </table:table-cell>
          <table:table-cell table:style-name="Table13.C2" office:value-type="string">
            <text:p text:style-name="P3">Tabla existente — endpoint pendiente</text:p>
          </table:table-cell>
        </table:table-row>
        <table:table-row>
          <table:table-cell table:style-name="Table13.A2" office:value-type="string">
            <text:p text:style-name="Table_20_Contents">Campo <text:span text:style-name="T1">usuario_asignado</text:span> en <text:span text:style-name="T1">CRM_CLIENTES</text:span></text:p>
          </table:table-cell>
          <table:table-cell table:style-name="Table13.A2" office:value-type="string">
            <text:p text:style-name="P3">Necesario para filtrar los clientes del usuario REGULAR. El diseño de este campo debe quedar acordado en el BA del módulo Clientes.</text:p>
          </table:table-cell>
          <table:table-cell table:style-name="Table13.C2" office:value-type="string">
            <text:p text:style-name="P3">Pendiente de definición</text:p>
          </table:table-cell>
        </table:table-row>
      </table:table>
      <text:p text:style-name="Text_20_body"/>
      <text:p text:style-name="Text_20_body"><text:span text:style-name="T2">Orden de implementación recomendado dentro del Sprint 2:</text:span></text:p>
      <text:list text:style-name="L12">
        <text:list-item>
          <text:p text:style-name="P15">Módulo Clientes (tabla + entidad + CRUD básico).</text:p>
        </text:list-item>
        <text:list-item>
          <text:p text:style-name="P15">Módulo Contactos (tabla + entidad + CRUD básico).</text:p>
        </text:list-item>
        <text:list-item>
          <text:p text:style-name="P15">Dashboard mejorado (depende de los dos anteriores).</text:p>
        </text:list-item>
        <text:list-item>
          <text:p text:style-name="P15">Módulo Auditoría completo (puede ir en paralelo con el dashboard).</text:p>
        </text:list-item>
      </text:list>
      <text:p text:style-name="Horizontal_20_Line"/>
      <text:h text:style-name="Heading_20_2" text:outline-level="2">9. Estimación de complejidad</text:h>
      <table:table table:name="Table14" table:style-name="Table14">
        <table:table-column table:style-name="Table14.A" table:number-columns-repeated="3"/>
        <table:table-header-rows>
          <table:table-row>
            <table:table-cell table:style-name="Table14.A1" office:value-type="string">
              <text:p text:style-name="P2">Componente</text:p>
            </table:table-cell>
            <table:table-cell table:style-name="Table14.A1" office:value-type="string">
              <text:p text:style-name="P2">Complejidad</text:p>
            </table:table-cell>
            <table:table-cell table:style-name="Table14.C1" office:value-type="string">
              <text:p text:style-name="P2">Justificación</text:p>
            </table:table-cell>
          </table:table-row>
        </table:table-header-rows>
        <table:table-row>
          <table:table-cell table:style-name="Table14.A2" office:value-type="string">
            <text:p text:style-name="Table_20_Contents">Backend — <text:span text:style-name="T1">DashboardController</text:span></text:p>
          </table:table-cell>
          <table:table-cell table:style-name="Table14.A2" office:value-type="string">
            <text:p text:style-name="P3">Baja</text:p>
          </table:table-cell>
          <table:table-cell table:style-name="Table14.C2" office:value-type="string">
            <text:p text:style-name="P3">Un único endpoint GET, sin escritura.</text:p>
          </table:table-cell>
        </table:table-row>
        <table:table-row>
          <table:table-cell table:style-name="Table14.A2" office:value-type="string">
            <text:p text:style-name="Table_20_Contents">Backend — <text:span text:style-name="T1">DashboardService</text:span></text:p>
          </table:table-cell>
          <table:table-cell table:style-name="Table14.A2" office:value-type="string">
            <text:p text:style-name="P3">Media</text:p>
          </table:table-cell>
          <table:table-cell table:style-name="Table14.C2" office:value-type="string">
            <text:p text:style-name="P3">Lógica condicional por rol, 4-5 queries distintas.</text:p>
          </table:table-cell>
        </table:table-row>
        <table:table-row>
          <table:table-cell table:style-name="Table14.A2" office:value-type="string">
            <text:p text:style-name="Table_20_Contents">Backend — <text:span text:style-name="T1">DashboardRepository</text:span></text:p>
          </table:table-cell>
          <table:table-cell table:style-name="Table14.A2" office:value-type="string">
            <text:p text:style-name="P3">Media</text:p>
          </table:table-cell>
          <table:table-cell table:style-name="Table14.C2" office:value-type="string">
            <text:p text:style-name="Table_20_Contents">Queries nativas con JOIN entre tablas de schemas distintos (<text:span text:style-name="T1">dbo</text:span> y <text:span text:style-name="T1">BRM_CONFIG</text:span>).</text:p>
          </table:table-cell>
        </table:table-row>
        <table:table-row>
          <table:table-cell table:style-name="Table14.A2" office:value-type="string">
            <text:p text:style-name="Table_20_Contents">Frontend — <text:span text:style-name="T1">DashboardComponent</text:span> rediseño</text:p>
          </table:table-cell>
          <table:table-cell table:style-name="Table14.A2" office:value-type="string">
            <text:p text:style-name="P3">Media</text:p>
          </table:table-cell>
          <table:table-cell table:style-name="Table14.C2" office:value-type="string">
            <text:p text:style-name="P3">Renderizado condicional por rol, manejo de estado de carga y error.</text:p>
          </table:table-cell>
        </table:table-row>
        <table:table-row>
          <table:table-cell table:style-name="Table14.A2" office:value-type="string">
            <text:p text:style-name="Table_20_Contents">Frontend — <text:span text:style-name="T1">DashboardService</text:span></text:p>
          </table:table-cell>
          <table:table-cell table:style-name="Table14.A2" office:value-type="string">
            <text:p text:style-name="P3">Baja</text:p>
          </table:table-cell>
          <table:table-cell table:style-name="Table14.C2" office:value-type="string">
            <text:p text:style-name="P3">Una sola llamada HTTP GET.</text:p>
          </table:table-cell>
        </table:table-row>
        <table:table-row>
          <table:table-cell table:style-name="Table14.A2" office:value-type="string">
            <text:p text:style-name="P3">CSS / diseño de tarjetas</text:p>
          </table:table-cell>
          <table:table-cell table:style-name="Table14.A2" office:value-type="string">
            <text:p text:style-name="P3">Baja-Media</text:p>
          </table:table-cell>
          <table:table-cell table:style-name="Table14.C2" office:value-type="string">
            <text:p text:style-name="P3">Nuevo layout de tarjetas; sin dependencias de librerías externas.</text:p>
          </table:table-cell>
        </table:table-row>
        <table:table-row>
          <table:table-cell table:style-name="Table14.A2" office:value-type="string">
            <text:p text:style-name="Table_20_Contents"><text:span text:style-name="T2">Total estimado</text:span></text:p>
          </table:table-cell>
          <table:table-cell table:style-name="Table14.A2" office:value-type="string">
            <text:p text:style-name="Table_20_Contents"><text:span text:style-name="T2">Media</text:span></text:p>
          </table:table-cell>
          <table:table-cell table:style-name="Table14.C2" office:value-type="string">
            <text:p text:style-name="Table_20_Contents"><text:span text:style-name="T2">~8-12 horas de desarrollo + pruebas.</text:span></text:p>
          </table:table-cell>
        </table:table-row>
      </table:table>
      <text:p text:style-name="Text_20_body"/>
      <text:p text:style-name="Text_20_body"><text:span text:style-name="T2">Puntos de historia sugeridos (Planning Poker):</text:span> 5</text:p>
      <text:p text:style-name="Horizontal_20_Line"/>
      <text:h text:style-name="Heading_20_2" text:outline-level="2">10. Instrucciones para el desarrollador</text:h>
      <text:h text:style-name="Heading_20_3" text:outline-level="3">Prerrequisitos</text:h>
      <text:list text:style-name="L13">
        <text:list-item>
          <text:p text:style-name="P16">Las tablas <text:span text:style-name="T1">dbo.CRM_CLIENTES</text:span> y <text:span text:style-name="T1">dbo.CRM_CONTACTOS</text:span> deben existir en <text:span text:style-name="T1">logindb</text:span> antes de iniciar el desarrollo del dashboard.</text:p>
        </text:list-item>
        <text:list-item>
          <text:p text:style-name="P16">Verificar que <text:span text:style-name="T1">BRM_CONFIG.AUD_AUDITORIA</text:span> tiene datos de prueba para validar la tabla resumen.</text:p>
        </text:list-item>
      </text:list>
      <text:h text:style-name="Heading_20_3" text:outline-level="3" text:is-list-header="true">Pasos de implementación</text:h>
      <text:p text:style-name="Text_20_body"><text:span text:style-name="T2">1. Backend — Crear el DTO de respuesta</text:span></text:p>
      <text:p text:style-name="P13">// DashboardResumenDTO.java<text:line-break/>public record DashboardResumenDTO(<text:line-break/> <text:s text:c="3"/>String rol,<text:line-break/> <text:s text:c="3"/>String nombreUsuario,<text:line-break/> <text:s text:c="3"/>long totalClientes,<text:line-break/> <text:s text:c="3"/>long totalContactos,<text:line-break/> <text:s text:c="3"/>Long totalUsuarios, <text:s text:c="24"/>// null para REGULAR<text:line-break/> <text:s text:c="3"/>List&lt;AuditoriaResumenDTO&gt; ultimaAuditoria, <text:s/>// null para REGULAR<text:line-break/> <text:s text:c="3"/>List&lt;ContactoResumenDTO&gt; contactosRecientes // null para ADMIN<text:line-break/>) {}</text:p>
      <text:p text:style-name="Text_20_body"><text:span text:style-name="T2">2. Backend — Crear el Repository con queries nativas</text:span></text:p>
      <text:list text:style-name="L14">
        <text:list-item>
          <text:p text:style-name="P17">Anotar la interfaz con <text:span text:style-name="T1">@Repository</text:span>.</text:p>
        </text:list-item>
        <text:list-item>
          <text:p text:style-name="P17">Usar <text:span text:style-name="T1">@Query(value = "...", nativeQuery = true)</text:span> para las consultas a <text:span text:style-name="T1">BRM_CONFIG.AUD_AUDITORIA</text:span> (schema diferente al default).</text:p>
        </text:list-item>
        <text:list-item>
          <text:p text:style-name="P17">Pasar el <text:span text:style-name="T1">userId</text:span> como <text:span text:style-name="T1">@Param("userId")</text:span>.</text:p>
        </text:list-item>
      </text:list>
      <text:p text:style-name="Text_20_body"><text:span text:style-name="T2">3. Backend — Crear el Service</text:span></text:p>
      <text:list text:style-name="L15">
        <text:list-item>
          <text:p text:style-name="P18">Inyectar el repository y la lógica de rol.</text:p>
        </text:list-item>
        <text:list-item>
          <text:p text:style-name="P18">Método principal: <text:span text:style-name="T1">DashboardResumenDTO obtenerResumen(String username, String rol)</text:span>.</text:p>
        </text:list-item>
      </text:list>
      <text:p text:style-name="Text_20_body"><text:span text:style-name="T2">4. Backend — Crear el Controller</text:span></text:p>
      <text:p text:style-name="P13">@RestController<text:line-break/>@RequestMapping("/api/dashboard")<text:line-break/>public class DashboardController {<text:line-break/> <text:s text:c="3"/>@GetMapping("/resumen")<text:line-break/> <text:s text:c="3"/>public ResponseEntity&lt;DashboardResumenDTO&gt; resumen(Principal principal) { ... }<text:line-break/>}</text:p>
      <text:list text:style-name="L16">
        <text:list-item>
          <text:p text:style-name="P19">Usar <text:span text:style-name="T1">Principal principal</text:span> (inyectado por Spring Security) para obtener el username.</text:p>
        </text:list-item>
        <text:list-item>
          <text:p text:style-name="P19">Recuperar el rol del <text:span text:style-name="T1">UserDetails</text:span> o del <text:span text:style-name="T1">Authentication</text:span> del <text:span text:style-name="T1">SecurityContext</text:span>.</text:p>
        </text:list-item>
      </text:list>
      <text:p text:style-name="Text_20_body"><text:span text:style-name="T2">5. Backend — Registrar la ruta en SecurityConfig</text:span></text:p>
      <text:p text:style-name="P13">.requestMatchers("/api/dashboard/**").authenticated()</text:p>
      <text:p text:style-name="Text_20_body">Asegurarse de que esta línea aparece en el bloque de rutas protegidas, NO en las públicas.</text:p>
      <text:p text:style-name="Text_20_body"><text:span text:style-name="T2">6. Frontend — Crear </text:span><text:span text:style-name="T3">dashboard.service.ts</text:span></text:p>
      <text:p text:style-name="P13">@Injectable({ providedIn: 'root' })<text:line-break/>export class DashboardService {<text:line-break/> <text:s/>constructor(private http: HttpClient) {}<text:line-break/><text:line-break/> <text:s/>obtenerResumen(): Observable&lt;DashboardResumen&gt; {<text:line-break/> <text:s text:c="3"/>return this.http.get&lt;DashboardResumen&gt;('/api/dashboard/resumen');<text:line-break/> <text:s/>}<text:line-break/>}</text:p>
      <text:p text:style-name="Text_20_body"><text:span text:style-name="T2">7. Frontend — Reescribir </text:span><text:span text:style-name="T3">dashboard.component.ts</text:span></text:p>
      <text:list text:style-name="L17">
        <text:list-item>
          <text:p text:style-name="P20">Inyectar <text:span text:style-name="T1">DashboardService</text:span> y <text:span text:style-name="T1">AuthService</text:span>.</text:p>
        </text:list-item>
        <text:list-item>
          <text:p text:style-name="P20">En <text:span text:style-name="T1">ngOnInit</text:span>: llamar a <text:span text:style-name="T1">obtenerResumen()</text:span>, gestionar <text:span text:style-name="T1">cargando</text:span> y <text:span text:style-name="T1">error</text:span>.</text:p>
        </text:list-item>
        <text:list-item>
          <text:p text:style-name="P20">Propiedad computada <text:span text:style-name="T1">get esAdmin()</text:span> para simplificar el template.</text:p>
        </text:list-item>
      </text:list>
      <text:p text:style-name="Text_20_body"><text:span text:style-name="T2">8. Frontend — Reescribir </text:span><text:span text:style-name="T3">dashboard.component.html</text:span></text:p>
      <text:list text:style-name="L18">
        <text:list-item>
          <text:p text:style-name="P21">Sección 1: cabecera con nombre, rol y fecha actual.</text:p>
        </text:list-item>
        <text:list-item>
          <text:p text:style-name="P21">Sección 2: grid de tarjetas de métricas (condicional por rol).</text:p>
        </text:list-item>
        <text:list-item>
          <text:p text:style-name="P21">Sección 3: tabla resumen (auditoría para ADMIN, contactos recientes para REGULAR).</text:p>
        </text:list-item>
        <text:list-item>
          <text:p text:style-name="P21">Sección 4: grid de accesos rápidos (condicional por rol).</text:p>
        </text:list-item>
        <text:list-item>
          <text:p text:style-name="P21">Usar <text:span text:style-name="T1">@if</text:span> (nueva sintaxis Angular 17+) en lugar de <text:span text:style-name="T1">*ngIf</text:span> dado que el proyecto usa Angular 21.</text:p>
        </text:list-item>
      </text:list>
      <text:p text:style-name="Text_20_body"><text:span text:style-name="T2">9. Pruebas mínimas requeridas</text:span></text:p>
      <text:list text:style-name="L19">
        <text:list-item>
          <text:p text:style-name="P22"><loext:content-control loext:checkbox="true" loext:checked-state="☒" loext:unchecked-state="☐" loext:id="1400169413">☐</loext:content-control> Login como ADMIN: verificar que las 3 tarjetas muestran números, la tabla muestra hasta 5 registros de auditoría y se ven los 4 accesos rápidos.</text:p>
        </text:list-item>
        <text:list-item>
          <text:p text:style-name="P22"><loext:content-control loext:checkbox="true" loext:checked-state="☒" loext:unchecked-state="☐" loext:id="1468057140">☐</loext:content-control> Login como REGULAR: verificar que solo se ven las 2 tarjetas propias, la lista de contactos recientes y los 2 accesos rápidos.</text:p>
        </text:list-item>
        <text:list-item>
          <text:p text:style-name="P22"><loext:content-control loext:checkbox="true" loext:checked-state="☒" loext:unchecked-state="☐" loext:id="327602908">☐</loext:content-control> Verificar que un REGULAR no puede llamar directamente a <text:span text:style-name="T1">/api/dashboard/resumen</text:span> y obtener datos globales (probar con Postman usando el token de un REGULAR).</text:p>
        </text:list-item>
        <text:list-item>
          <text:p text:style-name="P22"><loext:content-control loext:checkbox="true" loext:checked-state="☒" loext:unchecked-state="☐" loext:id="998672249">☐</loext:content-control> Verificar comportamiento con tablas vacías (0 clientes, 0 contactos, 0 registros de auditoría).</text:p>
        </text:list-item>
        <text:list-item>
          <text:p text:style-name="P22"><loext:content-control loext:checkbox="true" loext:checked-state="☒" loext:unchecked-state="☐" loext:id="2022440124">☐</loext:content-control> Verificar redirección al login si el token ha expirado al cargar el dashboard.</text:p>
        </text:list-item>
      </text:list>
      <text:h text:style-name="Heading_20_3" text:outline-level="3" text:is-list-header="true">Notas adicionales</text:h>
      <text:list text:style-name="L20">
        <text:list-item>
          <text:p text:style-name="P23">No modificar <text:span text:style-name="T1">auth.service.ts</text:span> ni <text:span text:style-name="T1">auth.interceptor.ts</text:span>; deben funcionar sin cambios para este módulo.</text:p>
        </text:list-item>
        <text:list-item>
          <text:p text:style-name="P23">El campo que relaciona clientes con usuarios en <text:span text:style-name="T1">dbo.CRM_CLIENTES</text:span> debe consensuarse con el desarrollador del módulo Clientes antes de escribir las queries del dashboard. Usar <text:span text:style-name="T1">usuario_asignado</text:span> como nombre provisional.</text:p>
        </text:list-item>
        <text:list-item>
          <text:p text:style-name="P23">Si durante el desarrollo se detecta que las queries son lentas, añadir los índices necesarios sobre <text:span text:style-name="T1">usuario_asignado</text:span> y <text:span text:style-name="T1">fecha_creacion</text:span> y documentarlo en el script de migración de base de datos.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table-count="14" meta:image-count="0" meta:object-count="0" meta:page-count="1" meta:paragraph-count="332" meta:word-count="2693" meta:character-count="19974" meta:non-whitespace-character-count="16753"/>
    <meta:generator>LibreOffice/26.2.2.2$Linux_X86_64 LibreOffice_project/620$Build-2</meta:generator>
  </office:meta>
</office:document-meta>
</file>